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left="0.4165in" fo:margin-right="0.4165in" fo:margin-top="0.1665in" fo:margin-bottom="0.1665in" loext:contextual-spacing="false" fo:line-height="100%" fo:text-indent="0in" style:auto-text-indent="false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" style:family="paragraph" style:parent-style-name="Heading_20_1" style:master-page-name="Standard">
      <style:paragraph-properties fo:margin-top="0.3335in" fo:margin-bottom="0.0835in" loext:contextual-spacing="false" fo:line-height="100%" fo:keep-together="auto" style:page-number="1" fo:keep-with-next="auto"/>
    </style:style>
    <style:style style:name="P11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12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3pt" fo:font-weight="bold" style:font-size-asian="23pt" style:font-weight-asian="bold" style:font-size-complex="23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7pt" fo:font-weight="bold" style:font-size-asian="17pt" style:font-weight-asian="bold" style:font-size-complex="17pt" style:font-weight-complex="bold"/>
    </style:style>
    <style:style style:name="T4" style:family="text">
      <style:text-properties fo:color="#188038" style:font-name="Roboto Mono" fo:font-size="17pt" fo:font-weight="bold" style:font-name-asian="Roboto Mono1" style:font-size-asian="17pt" style:font-weight-asian="bold" style:font-name-complex="Roboto Mono1" style:font-size-complex="17pt" style:font-weight-complex="bold"/>
    </style:style>
    <style:style style:name="T5" style:family="text">
      <style:text-properties fo:color="#188038" style:font-name="Roboto Mono" style:font-name-asian="Roboto Mono1" style:font-name-complex="Roboto Mono1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3391kqahzest"/><text:span text:style-name="T1">5. Konfiguracja systemu</text:span></text:p>
      <text:p text:style-name="P1">Cel: zdefiniować <text:span text:style-name="T2">statyczne</text:span> elementy konfiguracji używane przez UI, Orchestratora i Occupancy Managera. Konfiguracja <text:span text:style-name="T2">nie</text:span> opisuje bieżącego stanu (ten żyje w RDS wg rozdz. 4) – tylko słowniki, rejestr miejsc, przepływy i reguły wyboru celu.</text:p>
      <text:p text:style-name="Standard"><draw:rect text:anchor-type="as-char" style:rel-width="100%" draw:z-index="0" draw:style-name="gr1" draw:text-style-name="P12" svg:width="0.0012in" svg:height="0.0213in"><text:p/></draw:rect></text:p>
      <text:p text:style-name="P11"><text:bookmark text:name="_p3pi35cjqhab"/><text:span text:style-name="T3">5.1 Słownik towarów (</text:span><text:span text:style-name="T4">goods</text:span><text:span text:style-name="T3">)</text:span></text:p>
      <text:p text:style-name="P2">Minimalny schemat wpisu:</text:p>
      <text:p text:style-name="Standard">{</text:p>
      <text:p text:style-name="Standard"><text:s text:c="2"/>"id": "EUR_PAL|BOX|G_A|G_B",</text:p>
      <text:p text:style-name="Standard"><text:s text:c="2"/>"label": "&lt;czytelna nazwa&gt;",</text:p>
      <text:p text:style-name="Standard"><text:s text:c="2"/>"stacking": { "maxStack": 1 },</text:p>
      <text:p text:style-name="Standard"><text:s text:c="2"/>"notes": "&lt;opcjonalnie&gt;"</text:p>
      <text:p text:style-name="Standard">}</text:p>
      <text:p text:style-name="Standard"/>
      <text:p text:style-name="P2"><text:span text:style-name="T2">Zalecenia:</text:span></text:p>
      <text:list xml:id="list1983778660" text:style-name="WWNum1">
        <text:list-item>
          <text:p text:style-name="P3"><text:span text:style-name="T5">stacking.maxStack</text:span> – domyślna wysokość stosu dla lane (może być nadpisana per miejsce w <text:span text:style-name="T5">places</text:span>).<text:line-break/></text:p>
        </text:list-item>
      </text:list>
      <text:p text:style-name="P2"><text:span text:style-name="T2">Przykład:</text:span></text:p>
      <text:p text:style-name="Standard">[</text:p>
      <text:p text:style-name="Standard"><text:s text:c="2"/>{ "id": "EUR_PAL", "label": "Paleta EUR", "stacking": { "maxStack": 3 } },</text:p>
      <text:p text:style-name="Standard"><text:s text:c="2"/>{ "id": "BOX", <text:s text:c="4"/>"label": "Skrzynia BOX", "stacking": { "maxStack": 2 } },</text:p>
      <text:p text:style-name="Standard"><text:s text:c="2"/>{ "id": "G_A", <text:s text:c="4"/>"label": "Materiał G_A", "stacking": { "maxStack": 1 } },</text:p>
      <text:p text:style-name="Standard"><text:s text:c="2"/>{ "id": "G_B", <text:s text:c="4"/>"label": "Materiał G_B", "stacking": { "maxStack": 2 } }</text:p>
      <text:p text:style-name="Standard"><text:soft-page-break/>]</text:p>
      <text:p text:style-name="Standard"/>
      <text:p text:style-name="Standard"><draw:rect text:anchor-type="as-char" style:rel-width="100%" draw:z-index="1" draw:style-name="gr1" draw:text-style-name="P12" svg:width="0.0012in" svg:height="0.0213in"><text:p/></draw:rect></text:p>
      <text:p text:style-name="P11"><text:bookmark text:name="_djeoojemzrf1"/><text:span text:style-name="T3">5.2 Rejestr miejsc (</text:span><text:span text:style-name="T4">places</text:span><text:span text:style-name="T3">)</text:span></text:p>
      <text:p text:style-name="P2">Każde fizyczne miejsce ma dwa worksites: <text:span text:style-name="T5">&lt;PLACE&gt;_CONTROL</text:span>, <text:span text:style-name="T5">&lt;PLACE&gt;_OCCUPANCY</text:span>.</text:p>
      <text:p text:style-name="P2">Minimalny schemat wpisu:</text:p>
      <text:p text:style-name="Standard">{</text:p>
      <text:p text:style-name="Standard"><text:s text:c="2"/>"id": "EMPTY_BUF_L1|PROD1_P1|WRAP|STRAP1|SHIP_BUF_L3|G_BUF_L1|...",</text:p>
      <text:p text:style-name="Standard"><text:s text:c="2"/>"type": "BUFFER_LANE|WRAP_STATION|PROD_SLOT|SHIP_STATION",</text:p>
      <text:p text:style-name="Standard"><text:s text:c="2"/>"worksites": { "control": "&lt;ID&gt;_CONTROL", "occupancy": "&lt;ID&gt;_OCCUPANCY" },</text:p>
      <text:p text:style-name="Standard"><text:s text:c="2"/>"capacity": { "depth": 0, "maxStack": 0 },</text:p>
      <text:p text:style-name="Standard"><text:s text:c="2"/>"role": "&lt;opcjonalnie: WASTE|SHIP|...&gt;",</text:p>
      <text:p text:style-name="Standard"><text:s text:c="2"/>"lineId": "L1|L2|null", <text:s text:c="19"/></text:p>
      <text:p text:style-name="Standard"><text:s text:c="2"/>"defaults": {</text:p>
      <text:p text:style-name="Standard"><text:s text:c="4"/>"allowAutobindWhenEmpty": false, <text:s text:c="9"/></text:p>
      <text:p text:style-name="Standard"><text:s text:c="4"/>"declaredTypeEditable": true <text:s text:c="13"/></text:p>
      <text:p text:style-name="Standard"><text:s text:c="2"/>}</text:p>
      <text:p text:style-name="Standard">}</text:p>
      <text:p text:style-name="Standard"/>
      <text:p text:style-name="P2"><text:span text:style-name="T2">Ustalenia dopasowane do rozdz. 4:</text:span></text:p>
      <text:list xml:id="list3591986269" text:style-name="WWNum3">
        <text:list-item>
          <text:p text:style-name="P4"><text:span text:style-name="T5">capacity.depth</text:span> / <text:span text:style-name="T5">capacity.maxStack</text:span> – <text:span text:style-name="T2">źródło prawdy</text:span> dla pojemności lane (<text:span text:style-name="T5">OCCUPANCY</text:span> resetuje się wg tych wartości przy zmianie typu; patrz 4.4.1).<text:line-break/></text:p>
        </text:list-item>
        <text:list-item>
          <text:p text:style-name="P6"><text:soft-page-break/><text:span text:style-name="T5">lineId</text:span> – stałe mapowanie linii procesu (ułatwia regułę <text:span text:style-name="T5">mapLineToStrap</text:span>).<text:line-break/></text:p>
        </text:list-item>
        <text:list-item>
          <text:p text:style-name="P8"><text:span text:style-name="T5">role</text:span> – opcjonalny tag semantyczny (np. <text:span text:style-name="T5">WASTE</text:span>), bez wpływu na format danych RDS.<text:line-break/></text:p>
        </text:list-item>
      </text:list>
      <text:p text:style-name="P2"><text:span text:style-name="T2">Przykłady:</text:span></text:p>
      <text:p text:style-name="Standard">[</text:p>
      <text:p text:style-name="Standard"><text:s text:c="2"/>{ "id": "EMPTY_BUF_L1", "type": "BUFFER_LANE", "worksites": {"control":"EMPTY_BUF_L1_CONTROL","occupancy":"EMPTY_BUF_L1_OCCUPANCY"}, "capacity": {"depth": 5, "maxStack": 3}, "defaults": {"allowAutobindWhenEmpty": false} },</text:p>
      <text:p text:style-name="Standard"><text:s text:c="2"/>{ "id": "PROD1_P1", <text:s text:c="4"/>"type": "PROD_SLOT", <text:s text:c="2"/>"worksites": {"control":"PROD1_P1_CONTROL","occupancy":"PROD1_P1_OCCUPANCY"}, <text:s text:c="4"/>"capacity": {"depth": 1, "maxStack": 1}, "lineId": "L1" },</text:p>
      <text:p text:style-name="Standard"><text:s text:c="2"/>{ "id": "PROD1_P3", <text:s text:c="4"/>"type": "PROD_SLOT", <text:s text:c="2"/>"worksites": {"control":"PROD1_P3_CONTROL","occupancy":"PROD1_P3_OCCUPANCY"}, <text:s text:c="4"/>"capacity": {"depth": 1, "maxStack": 1}, "lineId": "L1" },</text:p>
      <text:p text:style-name="Standard"><text:s text:c="2"/>{ "id": "WRAP", <text:s text:c="8"/>"type": "WRAP_STATION","worksites": {"control":"WRAP_CONTROL","occupancy":"WRAP_OCCUPANCY"}, <text:s text:c="8"/>"capacity": {"depth": 2, "maxStack": 1} },</text:p>
      <text:p text:style-name="Standard"><text:s text:c="2"/>{ "id": "STRAP1", <text:s text:c="6"/>"type": "BUFFER_LANE", "worksites": {"control":"STRAP1_CONTROL","occupancy":"STRAP1_OCCUPANCY"}, <text:s text:c="6"/>"capacity": {"depth": 4, "maxStack": 1}, "lineId": "L1" },</text:p>
      <text:p text:style-name="Standard"><text:s text:c="2"/>{ "id": "STRAP2", <text:s text:c="6"/>"type": "BUFFER_LANE", "worksites": {"control":"STRAP2_CONTROL","occupancy":"STRAP2_OCCUPANCY"}, <text:s text:c="6"/>"capacity": {"depth": 4, "maxStack": 1}, "lineId": "L2" },</text:p>
      <text:p text:style-name="Standard"><text:s text:c="2"/>{ "id": "SHIP_BUF_L3", <text:s/>"type": "BUFFER_LANE", "worksites": {"control":"SHIP_BUF_L3_CONTROL","occupancy":"SHIP_BUF_L3_OCCUPANCY"}, "capacity": {"depth": 6, "maxStack": 2}, "role": "SHIP", "defaults": {"allowAutobindWhenEmpty": true} },</text:p>
      <text:p text:style-name="Standard"><text:s text:c="2"/>{ "id": "SHIP1", <text:s text:c="7"/>"type": "SHIP_STATION","worksites": {"control":"SHIP1_CONTROL","occupancy":"SHIP1_OCCUPANCY"}, <text:s text:c="8"/>"capacity": {"depth": 1, "maxStack": 1} },</text:p>
      <text:p text:style-name="Standard"><text:s text:c="2"/>{ "id": "G_BUF_L1", <text:s text:c="4"/>"type": "BUFFER_LANE", "worksites": {"control":"G_BUF_L1_CONTROL","occupancy":"G_BUF_L1_OCCUPANCY"}, <text:s text:c="4"/>"capacity": {"depth": 4, "maxStack": 1}, "defaults": {"allowAutobindWhenEmpty": true} },</text:p>
      <text:p text:style-name="Standard"><text:s text:c="2"/>{ "id": "PROD1_G1", <text:s text:c="4"/>"type": "PROD_SLOT", <text:s text:c="2"/>"worksites": {"control":"PROD1_G1_CONTROL","occupancy":"PROD1_G1_OCCUPANCY"}, <text:s text:c="4"/>"capacity": {"depth": 1, "maxStack": 1}, "lineId": "L1" }</text:p>
      <text:p text:style-name="Standard">]</text:p>
      <text:p text:style-name="Standard"/>
      <text:p text:style-name="Standard"><draw:rect text:anchor-type="as-char" style:rel-width="100%" draw:z-index="2" draw:style-name="gr1" draw:text-style-name="P12" svg:width="0.0012in" svg:height="0.0213in"><text:p/></draw:rect></text:p>
      <text:p text:style-name="P11"><text:bookmark text:name="_xskb5eufzxlc"/><text:span text:style-name="T3">5.3 Biblioteka przepływów (</text:span><text:span text:style-name="T4">flows</text:span><text:span text:style-name="T3">)</text:span></text:p>
      <text:p text:style-name="P2">Przepływ = uporządkowane kroki z regułami doboru celu. <text:span text:style-name="T2">Nie przerzucamy `` do parametrów tasków</text:span> – kontekst wynika z konfiguracji i miejsc.</text:p>
      <text:p text:style-name="P2"><text:span text:style-name="T2">Schemat kroku:</text:span></text:p>
      <text:p text:style-name="Standard">{</text:p>
      <text:p text:style-name="Standard"><text:soft-page-break/><text:s text:c="2"/>"id": "&lt;STEP_ID&gt;",</text:p>
      <text:p text:style-name="Standard"><text:s text:c="2"/>"from": { "type": "&lt;PLACE_TYPE&gt;", "placeRef": ["&lt;PLACE_IDs&gt;"] },</text:p>
      <text:p text:style-name="Standard"><text:s text:c="2"/>"to": <text:s text:c="2"/>{ "type": "&lt;PLACE_TYPE&gt;", "placeRef": ["&lt;PLACE_IDs&gt;"] },</text:p>
      <text:p text:style-name="Standard"><text:s text:c="2"/>"targetRule": { "name": "&lt;RULE_NAME&gt;", "args": { } },</text:p>
      <text:p text:style-name="Standard"><text:s text:c="2"/>"params": ["GOODS_TYPE","SOURCE","TARGET","LINE_ID"]</text:p>
      <text:p text:style-name="Standard">}</text:p>
      <text:p text:style-name="Standard"/>
      <text:p text:style-name="P2"><text:span text:style-name="T2">Przepływy zgodne z rozdz. 3:</text:span></text:p>
      <text:p text:style-name="Standard">{</text:p>
      <text:p text:style-name="Standard"><text:s text:c="2"/>"name": "FLOW_EUR_STD",</text:p>
      <text:p text:style-name="Standard"><text:s text:c="2"/>"steps": [</text:p>
      <text:p text:style-name="Standard"><text:s text:c="4"/>{ "id": "E1_EMPTY_TO_P1", <text:s text:c="2"/>"from": {"type":"BUFFER_LANE","placeRef":["EMPTY_BUF_L1"]}, <text:s text:c="18"/>"to": {"type":"PROD_SLOT","placeRef":["PROD1_P1"]}, <text:s text:c="9"/>"targetRule": {"name":"emptyLaneByDeclaredType"}, <text:s text:c="8"/>"params": ["GOODS_TYPE","SOURCE","TARGET","LINE_ID"] },</text:p>
      <text:p text:style-name="Standard"><text:s text:c="4"/>{ "id": "E2_P3_TO_WRAP", <text:s text:c="3"/>"from": {"type":"PROD_SLOT","placeRef":["PROD1_P3","PROD2_P3"]}, <text:s text:c="12"/>"to": {"type":"WRAP_STATION","placeRef":["WRAP"]}, <text:s text:c="9"/>"targetRule": {"name":"wrapStationWithBuffer"}, <text:s text:c="10"/>"params": ["GOODS_TYPE","SOURCE","TARGET","LINE_ID"] },</text:p>
      <text:p text:style-name="Standard"><text:s text:c="4"/>{ "id": "E3_WRAP_TO_STRAP", "from": {"type":"WRAP_STATION","placeRef":["WRAP"]}, <text:s text:c="28"/>"to": {"type":"BUFFER_LANE","placeRef":["STRAP1","STRAP2"]}, "targetRule": {"name":"mapLineToStrap"}, <text:s text:c="17"/>"params": ["GOODS_TYPE","SOURCE","TARGET","LINE_ID"] },</text:p>
      <text:p text:style-name="Standard"><text:s text:c="4"/>{ "id": "E4_STRAP_TO_SHIP", "from": {"type":"BUFFER_LANE","placeRef":["STRAP1","STRAP2"]}, <text:s text:c="15"/>"to": {"type":"BUFFER_LANE","placeRef":["SHIP_BUF_L3"]}, <text:s text:c="4"/>"targetRule": {"name":"shipLaneByGoodsOrAssignEmpty"}, <text:s text:c="3"/>"params": ["GOODS_TYPE","SOURCE","TARGET","LINE_ID"] }</text:p>
      <text:p text:style-name="Standard"><text:s text:c="2"/>]</text:p>
      <text:p text:style-name="Standard">}</text:p>
      <text:p text:style-name="Standard"/>
      <text:p text:style-name="Standard">{</text:p>
      <text:p text:style-name="Standard"><text:s text:c="2"/>"name": "FLOW_BOX_STD",</text:p>
      <text:p text:style-name="Standard"><text:s text:c="2"/>"steps": [</text:p>
      <text:p text:style-name="Standard"><text:soft-page-break/><text:s text:c="4"/>{ "id": "B1_EMPTY_TO_P1", <text:s text:c="2"/>"from": {"type":"BUFFER_LANE","placeRef":["EMPTY_BUF_L1"]}, <text:s text:c="18"/>"to": {"type":"PROD_SLOT","placeRef":["PROD1_P1","PROD2_P1"]}, "targetRule": {"name":"emptyLaneByDeclaredType"}, <text:s text:c="6"/>"params": ["GOODS_TYPE","SOURCE","TARGET","LINE_ID"] },</text:p>
      <text:p text:style-name="Standard"><text:s text:c="4"/>{ "id": "B2_P3_TO_STRAP", <text:s text:c="2"/>"from": {"type":"PROD_SLOT","placeRef":["PROD1_P3","PROD2_P3"]}, <text:s text:c="12"/>"to": {"type":"BUFFER_LANE","placeRef":["STRAP1","STRAP2"]}, "targetRule": {"name":"mapLineToStrap"}, <text:s text:c="17"/>"params": ["GOODS_TYPE","SOURCE","TARGET","LINE_ID"] },</text:p>
      <text:p text:style-name="Standard"><text:s text:c="4"/>{ "id": "B3_STRAP_TO_SHIP", "from": {"type":"BUFFER_LANE","placeRef":["STRAP1","STRAP2"]}, <text:s text:c="15"/>"to": {"type":"BUFFER_LANE","placeRef":["SHIP_BUF_L3"]}, <text:s text:c="4"/>"targetRule": {"name":"shipLaneByGoodsOrAssignEmpty"}, <text:s text:c="3"/>"params": ["GOODS_TYPE","SOURCE","TARGET","LINE_ID"] }</text:p>
      <text:p text:style-name="Standard"><text:s text:c="2"/>]</text:p>
      <text:p text:style-name="Standard">}</text:p>
      <text:p text:style-name="Standard"/>
      <text:p text:style-name="Standard">{</text:p>
      <text:p text:style-name="Standard"><text:s text:c="2"/>"name": "FLOW_G_STD",</text:p>
      <text:p text:style-name="Standard"><text:s text:c="2"/>"steps": [</text:p>
      <text:p text:style-name="Standard"><text:s text:c="4"/>{ "id": "G1_GBUF_TO_PROD_G", "from": {"type":"BUFFER_LANE","placeRef":["G_BUF_L1","G_BUF_L2"]}, <text:s text:c="10"/>"to": {"type":"PROD_SLOT","placeRef":["PROD1_G1","PROD1_G2","PROD2_G1","PROD2_G2"]}, "targetRule": {"name":"gLaneByGoodsOrAssignEmpty"}, "params": ["GOODS_TYPE","SOURCE","TARGET","LINE_ID"] }</text:p>
      <text:p text:style-name="Standard"><text:s text:c="2"/>]</text:p>
      <text:p text:style-name="Standard">}</text:p>
      <text:p text:style-name="Standard"/>
      <text:p text:style-name="Standard"><draw:rect text:anchor-type="as-char" style:rel-width="100%" draw:z-index="3" draw:style-name="gr1" draw:text-style-name="P12" svg:width="0.0012in" svg:height="0.0213in"><text:p/></draw:rect></text:p>
      <text:p text:style-name="P11"><text:bookmark text:name="_4v19o37930pf"/><text:span text:style-name="T3">5.4 Mapowanie tasków (</text:span><text:span text:style-name="T4">tasks</text:span><text:span text:style-name="T3">)</text:span></text:p>
      <text:p text:style-name="P2">Minimalne parametry taska – <text:span text:style-name="T2">jak w 4.3</text:span> (<text:span text:style-name="T5">summary</text:span>) – dla łatwego programowania/testów ręcznych:</text:p>
      <text:p text:style-name="Standard">{</text:p>
      <text:p text:style-name="Standard"><text:s text:c="2"/>"bring_goods": { "rdsLabel": "bring_goods", "requiredParams": ["GOODS_TYPE","SOURCE","TARGET"], "optionalParams": ["LINE_ID"] },</text:p>
      <text:p text:style-name="Standard"><text:s text:c="2"/>"move_goods": <text:s/>{ "rdsLabel": "move_goods", <text:s/>"requiredParams": ["GOODS_TYPE","SOURCE","TARGET"], "optionalParams": ["LINE_ID"] }</text:p>
      <text:p text:style-name="Standard">}</text:p>
      <text:p text:style-name="Standard"/>
      <text:p text:style-name="P1"><text:soft-page-break/>Brak <text:span text:style-name="T5">FLOW_NAME</text:span> w parametrach – kontekst wynika z kroku <text:span text:style-name="T5">flows</text:span> i identyfikatorów miejsc.</text:p>
      <text:p text:style-name="Standard"><draw:rect text:anchor-type="as-char" style:rel-width="100%" draw:z-index="4" draw:style-name="gr1" draw:text-style-name="P12" svg:width="0.0012in" svg:height="0.0213in"><text:p/></draw:rect></text:p>
      <text:p text:style-name="P11"><text:bookmark text:name="_6p8gf3eyz4s3"/><text:span text:style-name="T3">5.5 Reguły wyboru celu (</text:span><text:span text:style-name="T4">targetRules</text:span><text:span text:style-name="T3">)</text:span></text:p>
      <text:p text:style-name="P2">Definicje reguł determinujących wybór miejsca docelowego, z deklaracją <text:span text:style-name="T2">wejściowych potrzebnych danych</text:span> i skrótem semantyki.</text:p>
      <text:p text:style-name="Standard">[</text:p>
      <text:p text:style-name="Standard"><text:s text:c="2"/>{ "name": "emptyLaneByDeclaredType", "needs": ["GOODS_TYPE"], "desc": "Wybiera alejkę w EMPTY_BUF o typie zadeklarowanym na UI; brak autobindu" },</text:p>
      <text:p text:style-name="Standard"><text:s text:c="2"/>{ "name": "wrapStationWithBuffer", <text:s text:c="2"/>"needs": [], <text:s text:c="12"/>"desc": "Jeśli WRAP zajęta, wybierz jej bufor; inaczej samą stację" },</text:p>
      <text:p text:style-name="Standard"><text:s text:c="2"/>{ "name": "mapLineToStrap", <text:s text:c="9"/>"needs": ["LINE_ID"], <text:s text:c="3"/>"desc": "Mapuje L1→STRAP1, L2→STRAP2 (niezależnie od kroków pośrednich)" },</text:p>
      <text:p text:style-name="Standard"><text:s text:c="2"/>{ "name": "shipLaneByGoodsOrAssignEmpty", "needs": ["GOODS_TYPE"], "desc": "Jeśli istnieje lane SHIP przypisana do typu i ma wolne – wybierz ją; w p.p. przypisz pierwszą pustą lane (autobind)" },</text:p>
      <text:p text:style-name="Standard"><text:s text:c="2"/>{ "name": "gLaneByGoodsOrAssignEmpty", <text:s text:c="3"/>"needs": ["GOODS_TYPE"], "desc": "Jak wyżej, ale dla G_BUF" },</text:p>
      <text:p text:style-name="Standard"><text:s text:c="2"/>{ "name": "shipTunnelOrOverflow", <text:s text:c="8"/>"needs": [], <text:s text:c="12"/>"desc": "Jeśli tunel/stacja ma miejsce – wybierz; w p.p. skieruj na overflow przytunelowe (jeśli istnieje)" },</text:p>
      <text:p text:style-name="Standard"><text:s text:c="2"/>{ "name": "matchByGoodsType", <text:s text:c="12"/>"needs": ["GOODS_TYPE"], "desc": "Filtruje miejsca zdolne obsłużyć dany typ" }</text:p>
      <text:p text:style-name="Standard">]</text:p>
      <text:p text:style-name="Standard"/>
      <text:p text:style-name="Standard"><draw:rect text:anchor-type="as-char" style:rel-width="100%" draw:z-index="5" draw:style-name="gr1" draw:text-style-name="P12" svg:width="0.0012in" svg:height="0.0213in"><text:p/></draw:rect></text:p>
      <text:p text:style-name="P11"><text:bookmark text:name="_m9f8w3uy0lmx"/><text:span text:style-name="T3">5.6 Uprawnienia routingu ręcznego (</text:span><text:span text:style-name="T4">manualRouting</text:span><text:span text:style-name="T3">)</text:span></text:p>
      <text:p text:style-name="P2">Określa, które <text:span text:style-name="T2">cele</text:span> wolno wskazać przy <text:span text:style-name="T5">route.mode=MANUAL</text:span> dla danego źródła.</text:p>
      <text:p text:style-name="Standard">{</text:p>
      <text:p text:style-name="Standard"><text:s text:c="2"/>"PROD1_P3": ["WRAP","STRAP1","SHIP_BUF_L3"],</text:p>
      <text:p text:style-name="Standard"><text:s text:c="2"/>"PROD2_P3": ["STRAP2","SHIP_BUF_L3"],</text:p>
      <text:p text:style-name="Standard"><text:s text:c="2"/>"SHIP_BUF_L3": ["SHIP1"],</text:p>
      <text:p text:style-name="Standard"><text:soft-page-break/><text:s text:c="2"/>"WRAP": ["STRAP1","STRAP2"]</text:p>
      <text:p text:style-name="Standard">}</text:p>
      <text:p text:style-name="Standard"/>
      <text:p text:style-name="Standard"><draw:rect text:anchor-type="as-char" style:rel-width="100%" draw:z-index="6" draw:style-name="gr1" draw:text-style-name="P12" svg:width="0.0012in" svg:height="0.0213in"><text:p/></draw:rect></text:p>
      <text:p text:style-name="P11"><text:bookmark text:name="_c8w467awffe"/><text:span text:style-name="T3">5.7 Walidacje i domyślne wartości</text:span></text:p>
      <text:list xml:id="list2171317404" text:style-name="WWNum2">
        <text:list-item>
          <text:p text:style-name="P5"><text:span text:style-name="T5">places.capacity</text:span> jest źródłem prawdy pojemności lane; po zmianie typu lane (<text:span text:style-name="T5">CONTROL.content.ui.goodsTypeSelected</text:span>) OM resetuje zajętość wg 4.4.1.<text:line-break/></text:p>
        </text:list-item>
        <text:list-item>
          <text:p text:style-name="P7"><text:span text:style-name="T5">defaults.allowAutobindWhenEmpty=true</text:span> w <text:span text:style-name="T5">SHIP_BUF</text:span>/<text:span text:style-name="T5">G_BUF</text:span> – lane może być przypisana automatycznie przy pierwszym przyjęciu.<text:line-break/></text:p>
        </text:list-item>
        <text:list-item>
          <text:p text:style-name="P7">Zmiana typu lane zabroniona przy inflight (patrz 4.4.1) – Orchestrator sygnalizuje blokadę kodem w <text:span text:style-name="T5">blocked.reasons</text:span>.<text:line-break/></text:p>
        </text:list-item>
        <text:list-item>
          <text:p text:style-name="P9">Wszystkie reguły w <text:span text:style-name="T5">targetRules</text:span> są <text:span text:style-name="T2">deterministyczne</text:span> przy danych wejściowych i nie wymagają dodatkowych parametrów taska poza <text:span text:style-name="T5">GOODS_TYPE</text:span>,<text:span text:style-name="T5">SOURCE</text:span>,<text:span text:style-name="T5">TARGET</text:span> (+ opc. <text:span text:style-name="T5">LINE_ID</text:span>).<text:line-break/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23" meta:word-count="827" meta:character-count="9129" meta:non-whitespace-character-count="7817"/>
    <meta:generator>LibreOfficeDev/6.0.5.2$Linux_X86_64 LibreOffice_project/</meta:generator>
  </office:meta>
</office:document-meta>
</file>